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 officeooo:paragraph-rsid="00037d2e"/>
    </style:style>
    <style:style style:name="P4" style:family="paragraph" style:parent-style-name="Table_20_Contents">
      <style:text-properties officeooo:rsid="00037d2e" officeooo:paragraph-rsid="00141cb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rsid="0020c7a7" officeooo:paragraph-rsid="00141cbb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41cbb" officeooo:paragraph-rsid="00141cbb"/>
    </style:style>
    <style:style style:name="P9" style:family="paragraph" style:parent-style-name="Table_20_Contents" style:list-style-name="Numerazione_20_UC">
      <style:text-properties officeooo:paragraph-rsid="00037d2e"/>
    </style:style>
    <style:style style:name="P10" style:family="paragraph" style:parent-style-name="Table_20_Contents" style:list-style-name="Numerazione_20_UC">
      <style:text-properties officeooo:rsid="00037d2e" officeooo:paragraph-rsid="00037d2e"/>
    </style:style>
    <style:style style:name="P11" style:family="paragraph" style:parent-style-name="Azione_20_sistema">
      <style:text-properties officeooo:rsid="00037d2e" officeooo:paragraph-rsid="00037d2e"/>
    </style:style>
    <style:style style:name="T1" style:family="text">
      <style:text-properties officeooo:rsid="000e59d6"/>
    </style:style>
    <style:style style:name="T2" style:family="text">
      <style:text-properties officeooo:rsid="00101538"/>
    </style:style>
    <style:style style:name="T3" style:family="text">
      <style:text-properties officeooo:rsid="00141cbb"/>
    </style:style>
    <style:style style:name="T4" style:family="text">
      <style:text-properties officeooo:rsid="00037d2e"/>
    </style:style>
    <style:style style:name="T5" style:family="text">
      <style:text-properties officeooo:rsid="001fb3ab"/>
    </style:style>
    <style:style style:name="T6" style:family="text">
      <style:text-properties officeooo:rsid="001efd2f"/>
    </style:style>
    <style:style style:name="T7" style:family="text">
      <style:text-properties officeooo:rsid="00214c90"/>
    </style:style>
    <style:style style:name="T8" style:family="text">
      <style:text-properties officeooo:rsid="0015a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">Contr</text:span><text:span text:style-name="T2">ollo lista de</text:span><text:span text:style-name="T8">gli impiegati della mens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Iniziato da: i<text:span text:style-name="T8">mpiegato</text:span> della mens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i</text:span><text:span text:style-name="T8">mpiega</text:span><text:span text:style-name="T3">t</text:span><text:span text:style-name="T8">o</text:span><text:span text:style-name="T3"> della mensa</text:span><text:span text:style-name="T5"> </text:span>accede al sistema e viene <text:span text:style-name="T6">autenticato </text:span><text:span text:style-name="T5">come </text:span><text:span text:style-name="T4">i</text:span><text:span text:style-name="T8">mpiegato</text:span><text:span text:style-name="T3"> della mensa</text:span><text:span text:style-name="T4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843992712" text:style-name="Numerazione_20_UC">
              <text:list-item>
                <text:p text:style-name="P9"><text:span text:style-name="T5">L'</text:span><text:span text:style-name="T4">i</text:span><text:span text:style-name="T8">mpiegato</text:span><text:span text:style-name="T3"> della mensa </text:span><text:span text:style-name="T7">a</text:span>ccede alla sezione <text:span text:style-name="T4">relativa al personale.</text:span></text:p>
              </text:list-item>
              <text:list-item>
                <text:p text:style-name="P10">L'i<text:span text:style-name="T8">mpiegato</text:span><text:span text:style-name="T3"> della mensa</text:span> accede alla sottosezione relativa agli i<text:span text:style-name="T8">mpiegat</text:span><text:span text:style-name="T3">i della mensa</text:span>.</text:p>
              </text:list-item>
              <text:list-item>
                <text:p text:style-name="P10">L'i<text:span text:style-name="T8">mpiegato</text:span><text:span text:style-name="T3"> della mensa</text:span> accede all'elenco degli i<text:span text:style-name="T8">mpiegat</text:span><text:span text:style-name="T3">i della mensa</text:span>.</text:p>
              </text:list-item>
              <text:list-item>
                <text:p text:style-name="P11">Il sistema elabora e mostra l'elenco degli i<text:span text:style-name="T8">mpiegat</text:span><text:span text:style-name="T3">i della mens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L'elenco deve essere elaborato in non più di 5 secondi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Eventuali requisiti qualitativi particolari previsti per il caso d'uso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3:08:02</meta:creation-date>
    <meta:editing-duration>P0D</meta:editing-duration>
    <meta:editing-cycles>3</meta:editing-cycles>
    <meta:generator>LibreOffice/3.6$MacOSX_x86 LibreOffice_project/da8c1e6-fd468f4-454e206-f42a4a9-143cfd</meta:generator>
    <dc:date>2012-10-18T23:16:43</dc:date>
    <meta:document-statistic meta:table-count="1" meta:image-count="0" meta:object-count="0" meta:page-count="1" meta:paragraph-count="19" meta:word-count="118" meta:character-count="794" meta:non-whitespace-character-count="699"/>
  </office:meta>
</office:document-meta>
</file>